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ource Serif Pro" svg:font-family="'Source Serif Pro', 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d44ce" officeooo:paragraph-rsid="000d44ce"/>
    </style:style>
    <style:style style:name="P3" style:family="paragraph" style:parent-style-name="Text_20_body" style:list-style-name="L1"/>
    <style:style style:name="P4" style:family="paragraph" style:parent-style-name="Text_20_body">
      <style:text-properties officeooo:rsid="000b7929" officeooo:paragraph-rsid="000b7929"/>
    </style:style>
    <style:style style:name="P5" style:family="paragraph" style:parent-style-name="Text_20_body">
      <style:text-properties fo:font-weight="bold" officeooo:rsid="000b7929" officeooo:paragraph-rsid="000b7929" style:font-weight-asian="bold" style:font-weight-complex="bold"/>
    </style:style>
    <style:style style:name="P6" style:family="paragraph" style:parent-style-name="Text_20_body">
      <style:text-properties fo:font-weight="bold" officeooo:rsid="000dccf6" officeooo:paragraph-rsid="000dccf6" style:font-weight-asian="bold" style:font-weight-complex="bold"/>
    </style:style>
    <style:style style:name="P7" style:family="paragraph" style:parent-style-name="Text_20_body" style:list-style-name="L2">
      <style:text-properties fo:font-weight="bold" officeooo:rsid="000dccf6" officeooo:paragraph-rsid="000dccf6" style:font-weight-asian="bold" style:font-weight-complex="bold"/>
    </style:style>
    <style:style style:name="P8" style:family="paragraph" style:parent-style-name="Text_20_body" style:list-style-name="L1">
      <style:paragraph-properties fo:margin-top="0cm" fo:margin-bottom="0cm" loext:contextual-spacing="false"/>
    </style:style>
    <style:style style:name="P9" style:family="paragraph" style:parent-style-name="Heading_20_3">
      <style:text-properties fo:font-weight="bold" officeooo:rsid="000dccf6" officeooo:paragraph-rsid="000dccf6" style:font-weight-asian="bold" style:font-weight-complex="bold"/>
    </style:style>
    <style:style style:name="P10" style:family="paragraph" style:parent-style-name="Preformatted_20_Text">
      <style:text-properties fo:font-weight="bold" style:font-weight-asian="bold" style:font-weight-complex="bold"/>
    </style:style>
    <style:style style:name="T1" style:family="text">
      <style:text-properties officeooo:rsid="000b792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AM is a new reactive/functional pattern that simplifies Front-End architectures by clearly separating the business logic from the view and, in particular, strictly decoupling back-end APIs from the Front-End.</text:p>
      <text:p text:style-name="Text_20_body">SAM recommends factoring the business logic underlying a graphical user interface along three building blocks: actions, model and state: </text:p>
      <text:list xml:id="list2545659549185972880" text:style-name="L1">
        <text:list-item>
          <text:p text:style-name="P8">Actions are triggered by events, their role is to translate an event into proposed values to the model </text:p>
        </text:list-item>
        <text:list-item>
          <text:p text:style-name="P8">The Model is solely responsible for the decision of accepting (or rejecting, or partially rejecting) these values </text:p>
        </text:list-item>
        <text:list-item>
          <text:p text:style-name="P8">Once accepted, the State function computes the State Representation from the Model property values and makes sure that everyone who needs to "learn"" about the new application state is notified, such as the view which will display the “state representation” </text:p>
        </text:list-item>
        <text:list-item>
          <text:p text:style-name="P3">Finally, the State function computes the next-action-predicate which will invoke any automatic action, given the current application state</text:p>
        </text:list-item>
      </text:list>
      <text:p text:style-name="Standard">Two-way data binding is strictly prohibited as it would entail uncontrolled model mutations.</text:p>
      <text:p text:style-name="Standard">The pattern forms a reactive loop, events trigger actions which present data to the model, which renders the state. Logically, after every step a new "state representation" is created (as a pure function of the model).</text:p>
      <text:p text:style-name="Standard"/>
      <text:p text:style-name="P2"/>
      <text:p text:style-name="P2">There are two main differences between MVC and SAM. First, SAM is reactive, while MVC is generally implemented in an interactive way. </text:p>
      <text:p text:style-name="Standard"/>
      <text:h text:style-name="P9" text:outline-level="3"/>
      <text:p text:style-name="P6">SAM is a derivation of both React.js and TLA+ concepts. SAM, as a pattern, can be expressed as a simple formula:</text:p>
      <text:p text:style-name="P6"/>
      <text:p text:style-name="P6"><text:s text:c="5"/>V = f( M.present( A( data,M ) ) ) )</text:p>
      <text:p text:style-name="P6"/>
      <text:p text:style-name="P6"/>
      <text:p text:style-name="P6">SAM stipulates that:</text:p>
      <text:p text:style-name="P6"/>
      <text:list xml:id="list5088993124302041140" text:style-name="L2">
        <text:list-item>
          <text:p text:style-name="P7">the View is a function of the Model</text:p>
        </text:list-item>
        <text:list-item>
          <text:p text:style-name="P7">the Model is updated by presenting new values computed from Actions </text:p>
        </text:list-item>
        <text:list-item>
          <text:p text:style-name="P7">Actions are pure function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Source Serif Pro" svg:font-family="'Source Serif Pro', 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9:40:48.365250301</meta:creation-date>
    <dc:date>2017-12-14T16:41:59.205831269</dc:date>
    <meta:editing-duration>PT1H40M10S</meta:editing-duration>
    <meta:editing-cycles>1</meta:editing-cycles>
    <meta:document-statistic meta:table-count="0" meta:image-count="0" meta:object-count="0" meta:page-count="1" meta:paragraph-count="15" meta:word-count="276" meta:character-count="1711" meta:non-whitespace-character-count="1446"/>
    <meta:generator>LibreOffice/5.1.6.2$Linux_X86_64 LibreOffice_project/10m0$Build-2</meta:generator>
  </office:meta>
</office:document-meta>
</file>